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af710"/>
    </style:style>
    <style:style style:name="P2" style:family="paragraph" style:parent-style-name="Standard">
      <style:text-properties officeooo:paragraph-rsid="00327ae3"/>
    </style:style>
    <style:style style:name="P3" style:family="paragraph" style:parent-style-name="Text_20_body">
      <style:text-properties officeooo:paragraph-rsid="001af710"/>
    </style:style>
    <style:style style:name="P4" style:family="paragraph" style:parent-style-name="Text_20_body">
      <style:text-properties officeooo:paragraph-rsid="0021b5f1"/>
    </style:style>
    <style:style style:name="P5" style:family="paragraph" style:parent-style-name="Text_20_body">
      <style:text-properties officeooo:paragraph-rsid="002e64ce"/>
    </style:style>
    <style:style style:name="P6" style:family="paragraph" style:parent-style-name="Text_20_body">
      <style:text-properties officeooo:paragraph-rsid="003839b4"/>
    </style:style>
    <style:style style:name="P7" style:family="paragraph" style:parent-style-name="Text_20_body">
      <style:text-properties officeooo:paragraph-rsid="003baac5"/>
    </style:style>
    <style:style style:name="P8" style:family="paragraph" style:parent-style-name="Text_20_body_20_indent">
      <style:text-properties fo:font-style="normal" officeooo:paragraph-rsid="001af710" style:font-style-asian="normal" style:font-style-complex="normal"/>
    </style:style>
    <style:style style:name="P9" style:family="paragraph" style:parent-style-name="Text_20_body_20_indent">
      <style:text-properties style:font-size-complex="12pt"/>
    </style:style>
    <style:style style:name="P10" style:family="paragraph" style:parent-style-name="Standard">
      <style:text-properties officeooo:paragraph-rsid="001af710" style:font-size-complex="12pt"/>
    </style:style>
    <style:style style:name="P11" style:family="paragraph" style:parent-style-name="Text_20_body">
      <style:text-properties style:font-name="Times New Roman" fo:font-size="12pt" fo:font-style="normal" officeooo:rsid="003839b4" officeooo:paragraph-rsid="003839b4" style:font-size-asian="12pt" style:font-style-asian="normal" style:font-size-complex="12pt" style:font-style-complex="normal"/>
    </style:style>
    <style:style style:name="P12" style:family="paragraph" style:parent-style-name="Text_20_body">
      <style:text-properties style:font-name="Times New Roman" fo:font-size="12pt" fo:font-style="normal" officeooo:rsid="00392617" officeooo:paragraph-rsid="00392617" style:font-size-asian="12pt" style:font-style-asian="normal" style:font-size-complex="12pt" style:font-style-complex="normal"/>
    </style:style>
    <style:style style:name="P13" style:family="paragraph" style:parent-style-name="Heading_20_2">
      <style:text-properties style:font-name="Times New Roman" fo:font-size="12pt" officeooo:rsid="003839b4" officeooo:paragraph-rsid="003839b4" style:font-size-asian="12pt" style:font-size-complex="12pt"/>
    </style:style>
    <style:style style:name="P14" style:family="paragraph" style:parent-style-name="Heading_20_2">
      <style:text-properties style:font-name="Times New Roman" fo:font-size="12pt" officeooo:paragraph-rsid="001af710" style:font-size-asian="12pt" style:font-size-complex="12pt"/>
    </style:style>
    <style:style style:name="T1" style:family="text">
      <style:text-properties style:font-name="Times New Roman" fo:font-size="12pt" officeooo:rsid="001cd1e5" style:font-size-asian="12pt" style:font-size-complex="12pt"/>
    </style:style>
    <style:style style:name="T2" style:family="text">
      <style:text-properties style:font-name="Times New Roman" fo:font-size="12pt" officeooo:rsid="001e318c" style:font-size-asian="12pt" style:font-size-complex="12pt"/>
    </style:style>
    <style:style style:name="T3" style:family="text">
      <style:text-properties style:font-name="Times New Roman" fo:font-size="12pt" officeooo:rsid="0021b5f1" style:font-size-asian="12pt" style:font-size-complex="12pt"/>
    </style:style>
    <style:style style:name="T4" style:family="text">
      <style:text-properties style:font-name="Times New Roman" fo:font-size="12pt" officeooo:rsid="002332e1" style:font-size-asian="12pt" style:font-size-complex="12pt"/>
    </style:style>
    <style:style style:name="T5" style:family="text">
      <style:text-properties style:font-name="Times New Roman" fo:font-size="12pt" officeooo:rsid="0023d838" style:font-size-asian="12pt" style:font-size-complex="12pt"/>
    </style:style>
    <style:style style:name="T6" style:family="text">
      <style:text-properties style:font-name="Times New Roman" fo:font-size="12pt" officeooo:rsid="002771d2" style:font-size-asian="12pt" style:font-size-complex="12pt"/>
    </style:style>
    <style:style style:name="T7" style:family="text">
      <style:text-properties style:font-name="Times New Roman" fo:font-size="12pt" officeooo:rsid="003839b4" style:font-size-asian="12pt" style:font-size-complex="12pt"/>
    </style:style>
    <style:style style:name="T8" style:family="text">
      <style:text-properties style:font-name="Times New Roman" fo:font-size="12pt" fo:font-style="normal" fo:font-weight="normal" officeooo:rsid="001cd1e5" style:font-size-asian="12pt" style:font-size-complex="12pt"/>
    </style:style>
    <style:style style:name="T9" style:family="text">
      <style:text-properties style:font-name="Times New Roman" fo:font-size="12pt" fo:font-style="normal" fo:font-weight="normal" officeooo:rsid="001cd1e5" style:font-size-asian="12pt" style:font-style-asian="normal" style:font-size-complex="12pt" style:font-style-complex="normal"/>
    </style:style>
    <style:style style:name="T10" style:family="text">
      <style:text-properties style:font-name="Times New Roman" fo:font-size="12pt" fo:font-style="normal" fo:font-weight="normal" officeooo:rsid="001e318c" style:font-size-asian="12pt" style:font-style-asian="normal" style:font-size-complex="12pt" style:font-style-complex="normal"/>
    </style:style>
    <style:style style:name="T11" style:family="text">
      <style:text-properties style:font-name="Times New Roman" fo:font-size="12pt" fo:font-style="normal" fo:font-weight="normal" officeooo:rsid="001e7e41" style:font-size-asian="12pt" style:font-style-asian="normal" style:font-size-complex="12pt" style:font-style-complex="normal"/>
    </style:style>
    <style:style style:name="T12" style:family="text">
      <style:text-properties style:font-name="Times New Roman" fo:font-size="12pt" fo:font-style="normal" fo:font-weight="normal" officeooo:rsid="001fbb24" style:font-size-asian="12pt" style:font-style-asian="normal" style:font-size-complex="12pt" style:font-style-complex="normal"/>
    </style:style>
    <style:style style:name="T13" style:family="text">
      <style:text-properties style:font-name="Times New Roman" fo:font-size="12pt" fo:font-style="normal" fo:font-weight="normal" officeooo:rsid="002332e1" style:font-size-asian="12pt" style:font-style-asian="normal" style:font-size-complex="12pt" style:font-style-complex="normal"/>
    </style:style>
    <style:style style:name="T14" style:family="text">
      <style:text-properties style:font-name="Times New Roman" fo:font-size="12pt" fo:font-style="normal" fo:font-weight="normal" officeooo:rsid="0023d838" style:font-size-asian="12pt" style:font-style-asian="normal" style:font-size-complex="12pt" style:font-style-complex="normal"/>
    </style:style>
    <style:style style:name="T15" style:family="text">
      <style:text-properties style:font-name="Times New Roman" fo:font-size="12pt" fo:font-style="normal" fo:font-weight="normal" officeooo:rsid="0023f859" style:font-size-asian="12pt" style:font-style-asian="normal" style:font-size-complex="12pt" style:font-style-complex="normal"/>
    </style:style>
    <style:style style:name="T16" style:family="text">
      <style:text-properties style:font-name="Times New Roman" fo:font-size="12pt" fo:font-style="normal" fo:font-weight="normal" officeooo:rsid="002771d2" style:font-size-asian="12pt" style:font-style-asian="normal" style:font-size-complex="12pt" style:font-style-complex="normal"/>
    </style:style>
    <style:style style:name="T17" style:family="text">
      <style:text-properties style:font-name="Times New Roman" fo:font-size="12pt" fo:font-style="normal" fo:font-weight="normal" officeooo:rsid="002a0044" style:font-size-asian="12pt" style:font-style-asian="normal" style:font-size-complex="12pt" style:font-style-complex="normal"/>
    </style:style>
    <style:style style:name="T18" style:family="text">
      <style:text-properties style:font-name="Times New Roman" fo:font-size="12pt" fo:font-style="normal" fo:font-weight="normal" officeooo:rsid="002b45d9" style:font-size-asian="12pt" style:font-style-asian="normal" style:font-size-complex="12pt" style:font-style-complex="normal"/>
    </style:style>
    <style:style style:name="T19" style:family="text">
      <style:text-properties style:font-name="Times New Roman" fo:font-size="12pt" fo:font-style="normal" officeooo:rsid="003839b4" style:font-size-asian="12pt" style:font-style-asian="normal" style:font-size-complex="12pt" style:font-style-complex="normal"/>
    </style:style>
    <style:style style:name="T20" style:family="text">
      <style:text-properties style:font-name="Times New Roman" fo:font-size="12pt" fo:font-style="normal" officeooo:rsid="004156c6" style:font-size-asian="12pt" style:font-style-asian="normal" style:font-size-complex="12pt" style:font-style-complex="normal"/>
    </style:style>
    <style:style style:name="T21" style:family="text">
      <style:text-properties style:font-name="Times New Roman" fo:font-size="12pt" fo:font-style="italic" fo:font-weight="normal" officeooo:rsid="001cd1e5" style:font-size-asian="12pt" style:font-size-complex="12pt" style:font-style-complex="italic"/>
    </style:style>
    <style:style style:name="T22" style:family="text">
      <style:text-properties style:font-name="Times New Roman" fo:font-size="12pt" fo:font-style="italic" fo:font-weight="normal" officeooo:rsid="001cd1e5" style:font-size-asian="12pt" style:font-style-asian="italic" style:font-size-complex="12pt" style:font-style-complex="italic"/>
    </style:style>
    <style:style style:name="T23" style:family="text">
      <style:text-properties style:font-name="Times New Roman" fo:font-size="12pt" fo:font-style="italic" officeooo:rsid="003839b4" style:font-size-asian="12pt" style:font-style-asian="italic" style:font-size-complex="12pt" style:font-style-complex="italic"/>
    </style:style>
    <style:style style:name="T24" style:family="text">
      <style:text-properties style:font-size-complex="12pt"/>
    </style:style>
    <style:style style:name="T25" style:family="text">
      <style:text-properties officeooo:rsid="001bd10b" style:font-size-complex="12pt"/>
    </style:style>
    <style:style style:name="T26" style:family="text">
      <style:text-properties officeooo:rsid="002b45d9" style:font-size-complex="12pt"/>
    </style:style>
    <style:style style:name="T27" style:family="text">
      <style:text-properties officeooo:rsid="002d03be" style:font-size-complex="12pt"/>
    </style:style>
    <style:style style:name="T28" style:family="text">
      <style:text-properties officeooo:rsid="002e64ce" style:font-size-complex="12pt"/>
    </style:style>
    <style:style style:name="T29" style:family="text">
      <style:text-properties officeooo:rsid="00300fd7" style:font-size-complex="12pt"/>
    </style:style>
    <style:style style:name="T30" style:family="text">
      <style:text-properties officeooo:rsid="00327ae3" style:font-size-complex="12pt"/>
    </style:style>
    <style:style style:name="T31" style:family="text">
      <style:text-properties officeooo:rsid="003604bb" style:font-size-complex="12pt"/>
    </style:style>
    <style:style style:name="T32" style:family="text">
      <style:text-properties officeooo:rsid="00361282" style:font-size-complex="12pt"/>
    </style:style>
    <style:style style:name="T33" style:family="text">
      <style:text-properties officeooo:rsid="00371021" style:font-size-complex="12pt"/>
    </style:style>
    <style:style style:name="T34" style:family="text">
      <style:text-properties officeooo:rsid="003baac5" style:font-size-complex="12pt"/>
    </style:style>
    <style:style style:name="T35" style:family="text">
      <style:text-properties officeooo:rsid="003bab80" style:font-size-complex="12pt"/>
    </style:style>
    <style:style style:name="T36" style:family="text">
      <style:text-properties officeooo:rsid="003eed63" style:font-size-complex="12pt"/>
    </style:style>
    <style:style style:name="T37" style:family="text">
      <style:text-properties officeooo:rsid="003f8d16" style:font-size-complex="12pt"/>
    </style:style>
    <style:style style:name="T38" style:family="text">
      <style:text-properties officeooo:rsid="00414f6b" style:font-size-complex="12pt"/>
    </style:style>
    <style:style style:name="T39" style:family="text">
      <style:text-properties fo:font-style="italic" style:font-style-asian="italic" style:font-size-complex="12pt"/>
    </style:style>
    <style:style style:name="T40" style:family="text">
      <style:text-properties fo:font-style="italic" style:font-style-asian="italic" style:font-size-complex="12pt" style:font-style-complex="italic"/>
    </style:style>
    <style:style style:name="T41" style:family="text">
      <style:text-properties fo:font-style="italic" officeooo:rsid="002b45d9" style:font-style-asian="italic" style:font-size-complex="12pt" style:font-style-complex="italic"/>
    </style:style>
    <style:style style:name="T42" style:family="text">
      <style:text-properties fo:font-style="italic" officeooo:rsid="002e64ce" style:font-style-asian="italic" style:font-size-complex="12pt" style:font-style-complex="italic"/>
    </style:style>
    <style:style style:name="T43" style:family="text">
      <style:text-properties fo:font-style="normal" style:font-style-asian="normal" style:font-size-complex="12pt" style:font-style-complex="normal"/>
    </style:style>
    <style:style style:name="T44" style:family="text">
      <style:text-properties fo:font-style="normal" officeooo:rsid="002b45d9" style:font-style-asian="normal" style:font-size-complex="12pt" style:font-style-complex="normal"/>
    </style:style>
    <style:style style:name="T45" style:family="text">
      <style:text-properties fo:font-style="normal" officeooo:rsid="002e64ce" style:font-style-asian="normal" style:font-size-complex="12pt" style:font-style-complex="normal"/>
    </style:style>
    <style:style style:name="T46" style:family="text">
      <style:text-properties officeooo:rsid="002b45d9"/>
    </style:style>
    <style:style style:name="T47" style:family="text">
      <style:text-properties officeooo:rsid="00414f6b"/>
    </style:style>
    <style:style style:name="T48" style:family="text">
      <style:text-properties officeooo:rsid="004156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Summary sentences</text:h>
      <text:p text:style-name="P6"><text:span text:style-name="T7">Marcus, </text:span><text:span text:style-name="T23">Technoscientific Imaginaries</text:span><text:span text:style-name="T19">: The 'technoscientific imaginary' </text:span><text:span text:style-name="T20">appears where </text:span><text:span text:style-name="T19">socially and cultural embedded tensions between the future of technoscience </text:span><text:span text:style-name="T20">meet </text:span><text:span text:style-name="T19">the present conditions of scientific work.</text:span></text:p>
      <text:p text:style-name="P11">Strathern, 'Imagined collectives': collectives can only be imagined, <text:span text:style-name="T48">but in imagining collectives</text:span>, notions of belonging and ownership are <text:span text:style-name="T48">inextricably </text:span>bound together with knowledge of sources, derivation and authorship.</text:p>
      <text:p text:style-name="P12">Lee and LiPuma: dropped!</text:p>
      <text:h text:style-name="P14" text:outline-level="2">Anthropological/ethnographic approaches to imaginaries </text:h>
      <text:p text:style-name="P4"><text:span text:style-name="T1">Concepts of the imaginary have been actively developed in anthropology and post-colonial studies since the mid-1990s. </text:span><text:span text:style-name="T2">Key points of reference include the work George E. Marcus </text:span><text:span text:style-name="T3">(1995), </text:span><text:span text:style-name="T2">Arjun Appadurai </text:span><text:span text:style-name="T3">(1996)</text:span><text:span text:style-name="T2">, Karen Sue Taussig </text:span><text:span text:style-name="T3">(1997)</text:span><text:span text:style-name="T2">, Benjamin Lee and Edward LiPuma </text:span><text:span text:style-name="T3">(2002), </text:span><text:span text:style-name="T4">Kim and Mike Fortun (2006) and Marilyn Strathern (2006)</text:span><text:span text:style-name="T2">. <text:s/>During this</text:span><text:span text:style-name="T1"> time, </text:span><text:span text:style-name="T6">the terms</text:span><text:span text:style-name="T1"> </text:span><text:span text:style-name="T5">'</text:span><text:span text:style-name="T1">imaginar</text:span><text:span text:style-name="T5">y'</text:span><text:span text:style-name="T1"> and </text:span><text:span text:style-name="T5">'</text:span><text:span text:style-name="T1">imagination</text:span><text:span text:style-name="T5">'</text:span><text:span text:style-name="T1"> are still </text:span><text:span text:style-name="T6">operating almost interchangeably. </text:span><text:span text:style-name="T1">While Arjun Appadurai's </text:span><text:span text:style-name="T8"><text:s/></text:span><text:span text:style-name="T21">Modernity at large: cultural dimensions of globalization </text:span><text:span text:style-name="T10">marks the appearance of</text:span><text:span text:style-name="T9"> a</text:span><text:span text:style-name="T10">n influential </text:span><text:span text:style-name="T9">notion of imagination as a 'collective social fact' (5), the also frequently cited edited collection, </text:span><text:span text:style-name="T22">Technoscientific imaginaries: conversations, profiles, and memoirs</text:span><text:span text:style-name="T9"> </text:span><text:span text:style-name="T13">(1995)</text:span><text:span text:style-name="T9"> </text:span><text:span text:style-name="T10">presents </text:span><text:span text:style-name="T11">many contributions focused on </text:span><text:span text:style-name="T10">'technoscientific imaginaries' and 'scientific imaginaries.' </text:span><text:span text:style-name="T14">While e</text:span><text:span text:style-name="T11">thnographic work in Europe </text:span><text:span text:style-name="T12">by Karen Sue Taussig promotes the term 'geographic imaginary' (1997), </text:span><text:span text:style-name="T17">i</text:span><text:span text:style-name="T12">n the </text:span><text:span text:style-name="T15">adjacent </text:span><text:span text:style-name="T12">fields of post-colonial studies and science studies, Helen Verran's work (Verran, 1998) on native land title and pastoral practices in northern Australia </text:span><text:span text:style-name="T18">uses both imagination and imaginary</text:span><text:span text:style-name="T16">. It synthesises a philosophically informed notion of the imagination derived from Immanuel Kant, Michelle Le Doueff's meta-analysis of the history of philosophy and a post-colonial sensibility for indigenous knowing </text:span><text:span text:style-name="T12">in understanding the possibility of change. </text:span></text:p>
      <text:p text:style-name="P3"><text:span text:style-name="T24">The title of the 560 page volume </text:span><text:span text:style-name="T40">Technoscientific imaginaries: conversations, profiles, and memoirs </text:span><text:span text:style-name="T24"><text:s/></text:span><text:span text:style-name="T26">(1995) edited by George E. Marcus </text:span><text:span text:style-name="T34">brings together two dozen anthropologists</text:span><text:span text:style-name="T24">. <text:s text:c="2"/>The </text:span><text:span text:style-name="T34">chapters </text:span><text:span text:style-name="T24">of the book all concern conditions of work in science and technology at the end of the century. 'The term </text:span><text:span text:style-name="T40">imaginary </text:span><text:span text:style-name="T24">emerged effortlessly and just seemed to fit the topic' (3) writes George E. Marcus. Imaginary was envisaged as linking scientific visual and imaging practices with the imagining of technoscientific futures. <text:s/></text:span><text:span text:style-name="T26">T</text:span><text:span text:style-name="T43">he sense of imaginary developed in the volume was not oriented by the idea of imaginary as referring to high-flown visionary </text:span><text:span text:style-name="T44">or creative </text:span><text:span text:style-name="T43">thoughts:</text:span></text:p>
      <text:p text:style-name="P8">We instead were much more interested in the imaginaries of scientists tied more closely to their current positionings, practices, ambiguous locations in which the varied kinds of science they do are possible at all. This is a socially and culturally embedded sense of the imaginary that indeed looks to the future and future possibility through technoscientific innovation but is equally constrained by the very present conditions of scientific work. (Marcus 4)</text:p>
      <text:p text:style-name="P3">The notion of imaginary developed in the introduction to the volume and also in later chapters, <text:s/>connects scientific practices (including imaging and visualising) with the ambiguous cultural and social locations scientists find themselves in at a time of great change in the funding and organisation of science. The notion of technoscientific imaginaries seeks to offer a way of highlighting the largely inchoate responses that arise when available discourses fail or block experience. Imaginaries become more salient, problematic or contested under conditions of uncertainty and instability. <text:span text:style-name="T43">The 'socially and culturally embedded sense of the imaginary' <text:s/>quoted above is thus a slightly misleading formulation. While it could be read as connoting that aspect of science of technology deriving from social or cultural context, actually the sense of technoscientific imaginary developed in the book is quite different. It refers to the ways in scientists themselves to lesser or greater degrees express awareness of changes in the location and position of their own </text:span><text:soft-page-break/><text:span text:style-name="T43">practices. Rather than being a concept used by the social studies of science to situate technoscience in social locations, a technoscientific imaginary describes how scientists and technologists working in specific settings embody the tensions and predicaments of change. If future visioning has a role here, it is a <text:s/>'cautiously imagined emergent future, filled with volatility, and uncertainty, but in which faith in practices of technoscience become even more complex and interestingly constructed' (4). Like many other invocations of the imaginary, a technoscientific imaginary inhabits a 'cognitive gap' (4). It derives from tensions between practices and discourses that do not quite fit. Importantly too, the notion of a technoscientific imaginary bears political and methodological implications. It generates 'a completely transformed and vast field of inquiry on which a distinctly </text:span><text:span text:style-name="T40">cultural </text:span><text:span text:style-name="T43">studies of science might establish itself' (7). </text:span><text:span text:style-name="T26">T</text:span><text:span text:style-name="T24">he notion of imaginary outlined above suggests that it would be useful to ask scientists about their relation to their own activity, about changes in what they are doing, about the possibilities of doing science and about their hybrid locations and collaborations. </text:span></text:p>
      <text:p text:style-name="Text_20_body"><text:span text:style-name="T26">A decade later, this treatment of technoscientific imaginaries was still wielding direct influence on anthropological work in science and technology. In 'Scientific Imaginaries and Ethical Plateaus in Contemporary US Toxicology,' </text:span><text:span text:style-name="T24">Kim Fortun &amp; Mike Fortun (2005) address the current direction of toxicology, imagined by some of its practitioners as a ‘civic science’ and the role that the anthropology of science can play in shaping the future trajectory of this field. They argue that through a study of imaginaries as they are articulated by scientists, ethnographers can then – in the spirit of ‘friendship’ – help scientists negotiate change in their field and provide the means for engaging with its social, ethical and legal implications. They are supportive of this idea that toxicology can be a ‘civic science’ that serves to protect the public’s health and not simply the interests of industry or the state and that anthropologists have a role to play in ensuring that this is the case. </text:span><text:span text:style-name="T24">For Fortun &amp; Fortun the notion of toxicology being a ‘civic science’ is ‘something that scientists think about and pursue through practical projects. In anthropological terms, it is the product of an “imaginary”, in which different modes of sense-making come together’ (Fortun &amp; Fortun 2005: 44). <text:s/></text:span><text:span text:style-name="T26">T</text:span><text:span text:style-name="T24">hey suggest that the study of ‘imaginaries’ provides a way of looking at large-scale changes over time and how these are understood locally. <text:s/></text:span><text:span text:style-name="T26">T</text:span><text:span text:style-name="T24">heir use of the imaginary is also bound up with their own concern with opening up new spaces of possibilities for refashioning toxicology, redefining its mission, and deciding who is involved in setting this mission. They see that there is a role for anthropologists and other scholars from the humanities and the social sciences to play in this regard and they call for an “ethnography of ethics and friendship with the sciences”. <text:s/></text:span><text:span text:style-name="T36">T</text:span><text:span text:style-name="T24">he ability of ethnographers to draw out ‘scientific imaginaries’ contributes not only to anthropological theory and methods but also to ability of this field to shape the future direction of sciences such as toxicology. By focusing on the level of scientific practice, Fortun &amp; Fortun contend suggest that by being a ‘friend’ – as opposed to being a judge which is the dominant mode of science studies today – ethnographers can access the imaginaries of the sciences and allow them to help scientists negotiate change in their scientific fields and provide ways for articulating their social and ethical implications. </text:span></text:p>
      <text:p text:style-name="Text_20_body"><text:span text:style-name="T26">At almost the same time </text:span><text:span text:style-name="T26">a</text:span><text:span text:style-name="T26">s the contributors to </text:span><text:span text:style-name="T41">Technoscientific Imaginari</text:span><text:span text:style-name="T41">es</text:span><text:span text:style-name="T26">, </text:span>Karen-Sue Taussig<text:span text:style-name="T46">'s 'Calvinism and Chromosomes: Religion, the Geographical Imaginary and Medical Genetics in Netherlands'</text:span> (1997) advances the notion of the ‘geographical imaginary’ to capture the way that ‘deeply embedded understandings of geographically specific social practices .. play [out] in daily interactions that simultaneously produce people and their social worlds’ (Taussig 1997: 497). Drawing in part on work of Edward Said on Orientalism, Taussig highlights that through this imaginary, behaviours and identities are often ascribed to others in ways that serve the interest of the majority. In the case of the Netherlands, Taussig argues that in the “popular imagination”, Dutch people position the minority Orthodox Calvinist population in opposition to their own sense of themselves as modern and secular. <text:s text:c="2"/>Her case study follows a young Dutch couple who wish to undergo PGD (preimplantation genetic diagnosis) to avoid having a child with CF and whose interactions with clinical geneticists is coloured by their being from Zeedrecht, a village in the region of the Netherlands known for its strict Calvinism and understood to practise consanguinity. <text:s/><text:soft-page-break/>Taussig documents the way that understandings of geographical, social and religious difference, deemed to have medical consequences in the case of genetic disorders such as CF inform medical decision-making and are implicated in the production of clinical knowledge about certain bodies. <text:s text:c="2"/><text:span text:style-name="T47">The </text:span><text:span text:style-name="T24">notion of the imaginary draw</text:span><text:span text:style-name="T38">s</text:span><text:span text:style-name="T24"> attention to the way that social and cultural conceptions of others is often rendered in terms of geographical locality and is conveyed through various images, representations, and narratives that have widespread currency. </text:span><text:span text:style-name="T38">T</text:span><text:span text:style-name="T24">he way people imagine the world and imagine others to be does not necessarily reflect who they really are and what they really do but clearly can have real consequences for them. </text:span><text:span text:style-name="T26">Again, we see how the imaginary is a form of experience associated with instability, uncertainty and ambivalence.</text:span></text:p>
      <text:p text:style-name="P5"><text:span text:style-name="T27">Although she <text:s/></text:span><text:span text:style-name="T33">is a philosopher, </text:span><text:span text:style-name="T27">Helen Verran's work on Aboriginal Australian and European Australian imaginaries </text:span><text:span text:style-name="T34">bears directly on </text:span><text:span text:style-name="T27">anthropological and post-colonial </text:span><text:span text:style-name="T34">settings</text:span><text:span text:style-name="T27">. </text:span><text:span text:style-name="T28">Dating from roughly the same time as the </text:span><text:span text:style-name="T42">Technoscientific Imaginaries </text:span><text:span text:style-name="T45">work, she offers a distinctive and precise motivation for turning to the notion of imaginaries. In 'Re-imagining land ownership in Australia,' s</text:span><text:span text:style-name="T27">he writes: </text:span></text:p>
      <text:p text:style-name="P9">My claim is that by restoring imaginaries to modern theories of knowledge, we will rediscover the capacity to re-imagine ourselves, and devise ways they can work with other communities – human and non-human (Verran 1998: 249).</text:p>
      <text:p text:style-name="P2"><text:span text:style-name="T29">Perhaps more than other author in this cluster, Verran provides</text:span><text:span text:style-name="T24"> detailed specification of imaginaries and their role in knowledge-making. <text:s/>Imaginaries involve picturing and storytelling; they may be emotionally laden and are materially embedded; <text:s/>they are a shared ontic / epistemic resource; and they are denied or go unrecognised by Western knowers. <text:s/>The key problem or issue that Verran <text:s/>addresses with the concept of the imaginary is the capacity to negotiate between knowing and knowledge-making practices. <text:s/></text:span><text:span text:style-name="T29">This </text:span><text:span text:style-name="T24">problem </text:span><text:span text:style-name="T29">undergoes a multi-faceted discussion in her work. It ranges across </text:span><text:span text:style-name="T24"><text:s/>human exceptionalism, <text:s/>the way that the nature/culture binary and boundary has been constituted and the privileging of white Western ways of knowing and related systems of law and justice. <text:s/>Verran addresses the very material consequences of such practices in terms of land use and land ownership in Australia, where the post-colonial context renders the issues extremely starkly. She suggests that: ‘looking at some of their puzzles [those faced by participants in negotiations over native title and pastoral leases] allows us to see an element inherent in knowing which, currently, is almost entirely ignored by modern practices and accounts of knowledge. <text:s/>I call this element ‘the imaginary’ and point to its necessary involvement in knowing and knowledge making. <text:s/>I show the imaginary as something constitutive of, and constituted <text:s/>by, ontic and epistemic commitments’ (238). Verran concludes her paper by emphasising explicitly that imaginaries are not located in minds, but in practices: It is in the everyday messing around with mucky, obdurate stuff, and in the conversations and other texts – official and unofficial – that imaginaries are enacted. The imaginaries imminent (</text:span><text:span text:style-name="T39">sic</text:span><text:span text:style-name="T24">) in practices interpellate those objects/subjects implicated in and by the practices, helping to constitute them as objects/subjects (252). </text:span><text:span text:style-name="T30">T</text:span><text:span text:style-name="T24">he work that imaginaries can do is only possibl</text:span><text:span text:style-name="T25">e</text:span><text:span text:style-name="T24"> if they are explicitly recognised and shared – at least partially – by a community. <text:s/>But she is not only arguing that it is their existence that should be recognised, it is also their working together with what she calls a logic in a performative mode of knowledge production. <text:s/>Imaginaries should be included in, not excluded from knowledge-making if ‘an unacknowledged politics of coercion and insidious translation’ is to be disrupted (252).</text:span></text:p>
      <text:p text:style-name="P10"/>
      <text:p text:style-name="P7"><text:span text:style-name="T32">Finally, in </text:span><text:span text:style-name="T24">'Imagined collectivities and multiple authorship,' </text:span><text:span text:style-name="T32">Marilyn Strathern </text:span><text:span text:style-name="T37">(Strathern, 2006) </text:span><text:span text:style-name="T31">present</text:span><text:span text:style-name="T32">s a </text:span><text:span text:style-name="T31">more recent anthropological re-working of notions of imaginary and imagination. </text:span><text:span text:style-name="T32">Like Verran's work on land rights, </text:span><text:span text:style-name="T24">Strathern's </text:span><text:span text:style-name="T37">essay concerns </text:span><text:span text:style-name="T24">shifts in </text:span><text:span text:style-name="T37">property entitlements</text:span><text:span text:style-name="T24">, </text:span><text:span text:style-name="T32">but </text:span><text:span text:style-name="T34">now </text:span><text:span text:style-name="T32">in association with </text:span><text:span text:style-name="T34">the deep re-organisation of science as </text:span><text:span text:style-name="T37">a </text:span><text:span text:style-name="T34">producer of </text:span><text:span text:style-name="T32">intellectual property. For </text:span><text:span text:style-name="T37">Strathern</text:span><text:span text:style-name="T32">, notions of property are intimately entangled with <text:s/>how collectiv</text:span><text:span text:style-name="T37">ities</text:span><text:span text:style-name="T32"> are imagined. </text:span><text:span text:style-name="T24"><text:s/></text:span><text:span text:style-name="T33">Like Verran, s</text:span><text:span text:style-name="T24">he argues that collectiv</text:span><text:span text:style-name="T37">ities</text:span><text:span text:style-name="T24"> themselves can only be imagined: the very title of her article 'imagined collectivities' suggest that the mode of existence of collectives is imagined. Strathern's article is less about any particular imaginary, and more about underlying assumptions concerning </text:span><text:soft-page-break/><text:span text:style-name="T24">the </text:span><text:span text:style-name="T32">composition </text:span><text:span text:style-name="T24">of collectives. <text:s/>These assumptions revolve around property and ownership. For Strathern, property is key to </text:span><text:span text:style-name="T33">imagined collectives</text:span><text:span text:style-name="T24">, but a simple contrast between shared and individual property does not all suffice to describe how property matters. </text:span><text:span text:style-name="T34">For her, </text:span><text:span text:style-name="T24">the </text:span><text:span text:style-name="T33">often-invoked </text:span><text:span text:style-name="T24">opposition between individual </text:span><text:span text:style-name="T33">and shared </text:span><text:span text:style-name="T24">ownership on which comparisons between Western modernity and other cultures often </text:span><text:span text:style-name="T33">rest </text:span><text:span text:style-name="T34">drastically simplifies the property relations</text:span><text:span text:style-name="T24">.Via a contrast between the human genome – an epitome of something that is subject to claims of shared and individual ownership – and the making of a New Ireland </text:span><text:span text:style-name="T39">Malanggan</text:span><text:span text:style-name="T24">, <text:s/>(a 'sculpture commissioned by a dead man's relatives' (14)), she suggests that we might be able to pay closer attention to the notions of property implicit to our collectives (16). Although the details of how <text:s/></text:span><text:span text:style-name="T39">Malanggan</text:span><text:span text:style-name="T24"> are made and circulated are crucial to Strathern's argument, it would be difficult to reproduce them here. Rather, and at the risk of distorting her analysis, </text:span><text:span text:style-name="T33">we can </text:span><text:span text:style-name="T24">extract from some results concerning a better form of collective, a 'community defined by knowledge of its sources' (23). </text:span><text:span text:style-name="T35">S</text:span><text:span text:style-name="T24">uch a community would be less in enthralled by 'disposable possession' of things, than with 'a right to protect an enablement' (17). </text:span><text:span text:style-name="T35">T</text:span><text:span text:style-name="T24">his enablement concerns the power to reproduce a form or design at some other time in collaboration with other people. Second, in a community defined by knowledge of its sources, 'deriving a performance from an earlier one is what gives its new appearance validity' (21). Derivation rather than novelty imbues things with value, and derivation inevitably brings in 'multiple authorship' rather than <text:s/>individual invention. Third, in a community defined by knowledge of its sources, not everything is made public: 'the creation is never fully revealed; one always imagines that there must be some other, hidden side' (22).The listener or witness supplies something vital, the confirmation or validation of value, and this does not concern solely what has been brought into the public eye but also what might happen in the future or has happened in the past. <text:s/></text:span><text:span text:style-name="T33">Much of this resonates strongly with Verran's account, and suggests that along this axis, the encounter between different collective has been a generative element in the development of the notion of imaginaries. </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ext-properties style:font-name="Arial" fo:font-size="14pt" fo:font-style="italic" fo:font-weight="bold" style:font-size-asian="14pt" style:font-style-asian="italic"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Standard" style:default-outline-level="" style:class="text">
      <style:paragraph-properties fo:margin-left="0.499cm" fo:margin-right="0cm" fo:margin-top="0cm" fo:margin-bottom="0.212cm" fo:text-indent="0cm" style:auto-text-indent="false"/>
    </style:style>
    <style:style style:name="List_20_Paragraph" style:display-name="List Paragraph" style:family="paragraph" style:parent-style-name="Standard"/>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ckenza </meta:initial-creator>
    <meta:creation-date>2011-03-30T10:10:19</meta:creation-date>
    <dc:date>2011-06-07T11:11:40</dc:date>
    <meta:editing-duration>PT05H29M21S</meta:editing-duration>
    <meta:editing-cycles>32</meta:editing-cycles>
    <meta:generator>OpenOffice.org/3.2$Linux OpenOffice.org_project/320m19$Build-9505</meta:generator>
    <meta:document-statistic meta:table-count="0" meta:image-count="0" meta:object-count="0" meta:page-count="4" meta:paragraph-count="15" meta:word-count="2421" meta:character-count="16084"/>
    <meta:user-defined meta:name="Info 1"/>
    <meta:user-defined meta:name="Info 2"/>
    <meta:user-defined meta:name="Info 3"/>
    <meta:user-defined meta:name="Info 4"/>
  </office:meta>
</office:document-meta>
</file>